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6-1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4-03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2-26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1-07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4-08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2-1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0-04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6-22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2-21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0-13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6-22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2-10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0-13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6-14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2-19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180027586207" calcext:value-type="float">
            <text:p>2.001800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291903448276" calcext:value-type="float">
            <text:p>1.992919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73628571429" calcext:value-type="float">
            <text:p>1.91773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8992" calcext:value-type="float">
            <text:p>1.75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14904" calcext:value-type="float">
            <text:p>1.5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72896551724" calcext:value-type="float">
            <text:p>1.286728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59872" calcext:value-type="float">
            <text:p>1.06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350924137931" calcext:value-type="float">
            <text:p>1.223509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6888" calcext:value-type="float">
            <text:p>1.1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3594" calcext:value-type="float">
            <text:p>1.323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13455483871" calcext:value-type="float">
            <text:p>1.3513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60567741936" calcext:value-type="float">
            <text:p>1.44160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82088" calcext:value-type="float">
            <text:p>1.5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830322580645" calcext:value-type="float">
            <text:p>1.4183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63096" calcext:value-type="float">
            <text:p>1.15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4920516129032" calcext:value-type="float">
            <text:p>0.92492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500051612903" calcext:value-type="float">
            <text:p>1.56500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9592" calcext:value-type="float">
            <text:p>1.60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16670967742" calcext:value-type="float">
            <text:p>1.81316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45784" calcext:value-type="float">
            <text:p>1.8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650374193548" calcext:value-type="float">
            <text:p>1.91650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427314285714" calcext:value-type="float">
            <text:p>2.29427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79458064516" calcext:value-type="float">
            <text:p>2.35079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943458064516" calcext:value-type="float">
            <text:p>2.89943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4832" calcext:value-type="float">
            <text:p>3.00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90592" calcext:value-type="float">
            <text:p>3.03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92825806452" calcext:value-type="float">
            <text:p>3.06392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538012903226" calcext:value-type="float">
            <text:p>2.95538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6028" calcext:value-type="float">
            <text:p>2.892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658322580645" calcext:value-type="float">
            <text:p>2.89658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57752" calcext:value-type="float">
            <text:p>2.9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285561290323" calcext:value-type="float">
            <text:p>2.91285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696571428571" calcext:value-type="float">
            <text:p>2.93696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750567741935" calcext:value-type="float">
            <text:p>2.92750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63008" calcext:value-type="float">
            <text:p>3.0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77509677419" calcext:value-type="float">
            <text:p>2.99377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334348387097" calcext:value-type="float">
            <text:p>3.47334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81729032258" calcext:value-type="float">
            <text:p>3.39281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12816" calcext:value-type="float">
            <text:p>3.0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99225806452" calcext:value-type="float">
            <text:p>3.1949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2552" calcext:value-type="float">
            <text:p>3.33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362709677419" calcext:value-type="float">
            <text:p>3.33362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470985714286" calcext:value-type="float">
            <text:p>3.284709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72025806452" calcext:value-type="float">
            <text:p>3.30472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94890322581" calcext:value-type="float">
            <text:p>3.17994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4744" calcext:value-type="float">
            <text:p>3.08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52232258065" calcext:value-type="float">
            <text:p>3.01152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95648" calcext:value-type="float">
            <text:p>2.96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735251612903" calcext:value-type="float">
            <text:p>2.85735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78193548387" calcext:value-type="float">
            <text:p>2.67978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00532" calcext:value-type="float">
            <text:p>2.610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4752" calcext:value-type="float">
            <text:p>2.93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90296774194" calcext:value-type="float">
            <text:p>2.95990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849517241379" calcext:value-type="float">
            <text:p>3.068495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94541935484" calcext:value-type="float">
            <text:p>3.18894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584206451613" calcext:value-type="float">
            <text:p>3.45584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27208" calcext:value-type="float">
            <text:p>3.58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99496" calcext:value-type="float">
            <text:p>3.60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334916129032" calcext:value-type="float">
            <text:p>3.54334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02606451613" calcext:value-type="float">
            <text:p>3.40402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2624" calcext:value-type="float">
            <text:p>3.1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90658064516" calcext:value-type="float">
            <text:p>3.24690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6424" calcext:value-type="float">
            <text:p>3.28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629341935484" calcext:value-type="float">
            <text:p>3.30629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973714285714" calcext:value-type="float">
            <text:p>3.33973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028412903226" calcext:value-type="float">
            <text:p>3.33028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590580645161" calcext:value-type="float">
            <text:p>3.37590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49336" calcext:value-type="float">
            <text:p>3.3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95793548387" calcext:value-type="float">
            <text:p>3.32595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1592" calcext:value-type="float">
            <text:p>3.3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541664516129" calcext:value-type="float">
            <text:p>3.66541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00064516129" calcext:value-type="float">
            <text:p>3.370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5544" calcext:value-type="float">
            <text:p>3.34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948541935484" calcext:value-type="float">
            <text:p>3.69948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0592" calcext:value-type="float">
            <text:p>3.7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45238709677" calcext:value-type="float">
            <text:p>3.74245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8847" calcext:value-type="float">
            <text:p>3.7288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201858064516" calcext:value-type="float">
            <text:p>3.76201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680722580645" calcext:value-type="float">
            <text:p>3.92680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93952" calcext:value-type="float">
            <text:p>3.94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04774193548" calcext:value-type="float">
            <text:p>3.98304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8676" calcext:value-type="float">
            <text:p>4.13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30270967742" calcext:value-type="float">
            <text:p>4.04430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33238709677" calcext:value-type="float">
            <text:p>3.92533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4776" calcext:value-type="float">
            <text:p>3.4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312877419355" calcext:value-type="float">
            <text:p>3.94312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444722580645" calcext:value-type="float">
            <text:p>4.09444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74257142857" calcext:value-type="float">
            <text:p>4.09074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838012903226" calcext:value-type="float">
            <text:p>4.09838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570514285714" calcext:value-type="float">
            <text:p>3.84570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61244444444" calcext:value-type="float">
            <text:p>3.813612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5522" calcext:value-type="float">
            <text:p>3.795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275555555556" calcext:value-type="float">
            <text:p>3.702755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84028571429" calcext:value-type="float">
            <text:p>3.13084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37571428571" calcext:value-type="float">
            <text:p>2.78837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531555555556" calcext:value-type="float">
            <text:p>2.595315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192314285714" calcext:value-type="float">
            <text:p>2.54192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911555555556" calcext:value-type="float">
            <text:p>2.519115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015466666667" calcext:value-type="float">
            <text:p>3.10015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3923" calcext:value-type="float">
            <text:p>3.193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86666666667" calcext:value-type="float">
            <text:p>3.08186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23096" calcext:value-type="float">
            <text:p>2.1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29192" calcext:value-type="float">
            <text:p>2.1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625714285714" calcext:value-type="float">
            <text:p>2.16625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064303448276" calcext:value-type="float">
            <text:p>2.070643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38634482759" calcext:value-type="float">
            <text:p>2.066386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864685714286" calcext:value-type="float">
            <text:p>2.01864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914124137931" calcext:value-type="float">
            <text:p>2.089141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791971428571" calcext:value-type="float">
            <text:p>2.18791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964937931034" calcext:value-type="float">
            <text:p>2.239649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064384615385" calcext:value-type="float">
            <text:p>2.220643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639117241379" calcext:value-type="float">
            <text:p>2.236391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03436" calcext:value-type="float">
            <text:p>2.190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01176" calcext:value-type="float">
            <text:p>2.1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79896774193" calcext:value-type="float">
            <text:p>2.127798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148386206896" calcext:value-type="float">
            <text:p>2.071483862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2683870968" calcext:value-type="float">
            <text:p>1.94152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692322580645" calcext:value-type="float">
            <text:p>1.80692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34128" calcext:value-type="float">
            <text:p>1.75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92812903226" calcext:value-type="float">
            <text:p>2.00592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58304" calcext:value-type="float">
            <text:p>1.9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395303225806" calcext:value-type="float">
            <text:p>1.98395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787028571429" calcext:value-type="float">
            <text:p>2.22787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521638709677" calcext:value-type="float">
            <text:p>2.23521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038993548387" calcext:value-type="float">
            <text:p>2.21038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02344" calcext:value-type="float">
            <text:p>2.1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857393548387" calcext:value-type="float">
            <text:p>2.15857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1944" calcext:value-type="float">
            <text:p>2.0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247251612903" calcext:value-type="float">
            <text:p>1.91247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55312" calcext:value-type="float">
            <text:p>1.7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795832258065" calcext:value-type="float">
            <text:p>1.92795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77152" calcext:value-type="float">
            <text:p>1.93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973677419355" calcext:value-type="float">
            <text:p>1.94973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722171428571" calcext:value-type="float">
            <text:p>1.93722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26864516129" calcext:value-type="float">
            <text:p>1.952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755909677419" calcext:value-type="float">
            <text:p>2.02755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64984" calcext:value-type="float">
            <text:p>2.0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513561290323" calcext:value-type="float">
            <text:p>2.10513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8336" calcext:value-type="float">
            <text:p>2.1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244038709677" calcext:value-type="float">
            <text:p>2.12244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002309677419" calcext:value-type="float">
            <text:p>1.93002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948979310345" calcext:value-type="float">
            <text:p>1.409489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568748387097" calcext:value-type="float">
            <text:p>2.41568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5804" calcext:value-type="float">
            <text:p>2.535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125109677419" calcext:value-type="float">
            <text:p>2.61125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501820689655" calcext:value-type="float">
            <text:p>2.655018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664425806452" calcext:value-type="float">
            <text:p>2.69664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760077419355" calcext:value-type="float">
            <text:p>3.14760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04128" calcext:value-type="float">
            <text:p>3.1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34167741936" calcext:value-type="float">
            <text:p>3.13934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27496" calcext:value-type="float">
            <text:p>3.15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47070967742" calcext:value-type="float">
            <text:p>3.10247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576748387097" calcext:value-type="float">
            <text:p>3.05576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1384" calcext:value-type="float">
            <text:p>3.06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64464516129" calcext:value-type="float">
            <text:p>3.58464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87044" calcext:value-type="float">
            <text:p>3.908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59651612903" calcext:value-type="float">
            <text:p>4.04759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406271428571" calcext:value-type="float">
            <text:p>4.094062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759922580645" calcext:value-type="float">
            <text:p>4.16759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344593548387" calcext:value-type="float">
            <text:p>4.56344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4544" calcext:value-type="float">
            <text:p>4.57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72696774194" calcext:value-type="float">
            <text:p>4.59972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55024" calcext:value-type="float">
            <text:p>4.7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90993548387" calcext:value-type="float">
            <text:p>4.84690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99096774194" calcext:value-type="float">
            <text:p>4.80699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74868" calcext:value-type="float">
            <text:p>4.377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81367741935" calcext:value-type="float">
            <text:p>4.248813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7012" calcext:value-type="float">
            <text:p>4.28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40348387097" calcext:value-type="float">
            <text:p>4.33440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802971428572" calcext:value-type="float">
            <text:p>4.338029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105187096774" calcext:value-type="float">
            <text:p>4.31105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710193548387" calcext:value-type="float">
            <text:p>4.09710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3144" calcext:value-type="float">
            <text:p>4.0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325212903226" calcext:value-type="float">
            <text:p>3.96325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4136" calcext:value-type="float">
            <text:p>3.63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49316129032" calcext:value-type="float">
            <text:p>3.42549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397987096774" calcext:value-type="float">
            <text:p>3.35397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326693333333" calcext:value-type="float">
            <text:p>3.143266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96490322581" calcext:value-type="float">
            <text:p>2.92696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79616" calcext:value-type="float">
            <text:p>4.46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346916129032" calcext:value-type="float">
            <text:p>4.50346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280971428571" calcext:value-type="float">
            <text:p>4.48280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86064516129" calcext:value-type="float">
            <text:p>4.5508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72666666667" calcext:value-type="float">
            <text:p>4.88272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710013793104" calcext:value-type="float">
            <text:p>4.887100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98176" calcext:value-type="float">
            <text:p>4.83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2124" calcext:value-type="float">
            <text:p>4.80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056855172414" calcext:value-type="float">
            <text:p>4.890568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91140740741" calcext:value-type="float">
            <text:p>4.803911407407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636428571429" calcext:value-type="float">
            <text:p>4.65636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897155555556" calcext:value-type="float">
            <text:p>4.668971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863333333333" calcext:value-type="float">
            <text:p>4.72863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0755555556" calcext:value-type="float">
            <text:p>4.703007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928027586207" calcext:value-type="float">
            <text:p>4.699280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69432" calcext:value-type="float">
            <text:p>4.39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117765517241" calcext:value-type="float">
            <text:p>4.351177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563628571429" calcext:value-type="float">
            <text:p>4.16563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01048275862" calcext:value-type="float">
            <text:p>3.526010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39504" calcext:value-type="float">
            <text:p>3.46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60812903226" calcext:value-type="float">
            <text:p>4.01760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70028" calcext:value-type="float">
            <text:p>3.807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475974193548" calcext:value-type="float">
            <text:p>3.96475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20568" calcext:value-type="float">
            <text:p>4.1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158425806452" calcext:value-type="float">
            <text:p>4.12158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349371428571" calcext:value-type="float">
            <text:p>4.11349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94632258065" calcext:value-type="float">
            <text:p>4.11794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931470967742" calcext:value-type="float">
            <text:p>3.75931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5656" calcext:value-type="float">
            <text:p>3.71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126116129032" calcext:value-type="float">
            <text:p>3.60126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4408" calcext:value-type="float">
            <text:p>2.9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840516129032" calcext:value-type="float">
            <text:p>2.8484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646761290323" calcext:value-type="float">
            <text:p>2.85646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9448" calcext:value-type="float">
            <text:p>2.9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968038709677" calcext:value-type="float">
            <text:p>2.89968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8704" calcext:value-type="float">
            <text:p>2.95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02851612903" calcext:value-type="float">
            <text:p>2.93202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894985714286" calcext:value-type="float">
            <text:p>2.918949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357574193548" calcext:value-type="float">
            <text:p>2.87357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215922580645" calcext:value-type="float">
            <text:p>2.55215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5744" calcext:value-type="float">
            <text:p>2.48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346658064516" calcext:value-type="float">
            <text:p>2.39346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00184" calcext:value-type="float">
            <text:p>2.23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595974193548" calcext:value-type="float">
            <text:p>2.13595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454838709677" calcext:value-type="float">
            <text:p>2.22454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42908" calcext:value-type="float">
            <text:p>2.174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402219354839" calcext:value-type="float">
            <text:p>2.14402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73792" calcext:value-type="float">
            <text:p>2.29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75225806452" calcext:value-type="float">
            <text:p>2.41775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90728571429" calcext:value-type="float">
            <text:p>2.523907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968387096774" calcext:value-type="float">
            <text:p>2.50968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63656" calcext:value-type="float">
            <text:p>2.36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955834482759" calcext:value-type="float">
            <text:p>2.299558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802836363636" calcext:value-type="float">
            <text:p>2.028028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48728" calcext:value-type="float">
            <text:p>2.00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02704" calcext:value-type="float">
            <text:p>1.96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27682758621" calcext:value-type="float">
            <text:p>1.965276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5076" calcext:value-type="float">
            <text:p>1.978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023186206897" calcext:value-type="float">
            <text:p>1.960231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572742857143" calcext:value-type="float">
            <text:p>1.95572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6180981134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13296" calcext:value-type="float">
            <text:p>1.9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174" meta:object-count="0"/>
    <meta:user-defined meta:name="AppVersion">3.0</meta:user-defined>
  </office:meta>
</office:document-meta>
</file>